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59.88mm" svg:height="90.05mm" svg:x="145.09mm" svg:y="11.42mm">
            <loext:p draw:notify-on-update-of-ranges="Лист1.B5:Лист1.B5 Лист1.B6:Лист1.B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79.3mm" svg:height="90.05mm" svg:x="71.43mm" svg:y="5.58mm">
            <loext:p draw:notify-on-update-of-ranges="Лист1.B1:Лист1.B103 Лист1.C1:Лист1.C10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0" calcext:value-type="float">
            <text:p>10</text:p>
          </table:table-cell>
          <table:table-cell table:number-matrix-columns-spanned="1" table:number-matrix-rows-spanned="104" table:formula="of:=FREQUENCY([.A1:.A12481];[.B1:.B1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80" calcext:value-type="float">
            <text:p>1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00" calcext:value-type="float">
            <text:p>2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10" calcext:value-type="float">
            <text:p>2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20" calcext:value-type="float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30" calcext:value-type="float">
            <text:p>23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50" calcext:value-type="float">
            <text:p>25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60" calcext:value-type="float">
            <text:p>26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70" calcext:value-type="float">
            <text:p>27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80" calcext:value-type="float">
            <text:p>28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90" calcext:value-type="float">
            <text:p>29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00" calcext:value-type="float">
            <text:p>3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10" calcext:value-type="float">
            <text:p>31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30" calcext:value-type="float">
            <text:p>33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40" calcext:value-type="float">
            <text:p>34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50" calcext:value-type="float">
            <text:p>35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0" calcext:value-type="float">
            <text:p>36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70" calcext:value-type="float">
            <text:p>370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80" calcext:value-type="float">
            <text:p>380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90" calcext:value-type="float">
            <text:p>390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00" calcext:value-type="float">
            <text:p>40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10" calcext:value-type="float">
            <text:p>41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20" calcext:value-type="float">
            <text:p>420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30" calcext:value-type="float">
            <text:p>43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40" calcext:value-type="float">
            <text:p>44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50" calcext:value-type="float">
            <text:p>45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60" calcext:value-type="float">
            <text:p>46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70" calcext:value-type="float">
            <text:p>47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80" calcext:value-type="float">
            <text:p>48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90" calcext:value-type="float">
            <text:p>49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00" calcext:value-type="float">
            <text:p>50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10" calcext:value-type="float">
            <text:p>51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20" calcext:value-type="float">
            <text:p>52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30" calcext:value-type="float">
            <text:p>53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40" calcext:value-type="float">
            <text:p>54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50" calcext:value-type="float">
            <text:p>55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60" calcext:value-type="float">
            <text:p>56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70" calcext:value-type="float">
            <text:p>57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80" calcext:value-type="float">
            <text:p>58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90" calcext:value-type="float">
            <text:p>59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00" calcext:value-type="float">
            <text:p>60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10" calcext:value-type="float">
            <text:p>61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20" calcext:value-type="float">
            <text:p>62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30" calcext:value-type="float">
            <text:p>63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40" calcext:value-type="float">
            <text:p>64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50" calcext:value-type="float">
            <text:p>65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60" calcext:value-type="float">
            <text:p>6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70" calcext:value-type="float">
            <text:p>67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80" calcext:value-type="float">
            <text:p>68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90" calcext:value-type="float">
            <text:p>69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710" calcext:value-type="float">
            <text:p>7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20" calcext:value-type="float">
            <text:p>7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30" calcext:value-type="float">
            <text:p>7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40" calcext:value-type="float">
            <text:p>7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50" calcext:value-type="float">
            <text:p>7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60" calcext:value-type="float">
            <text:p>7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70" calcext:value-type="float">
            <text:p>7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80" calcext:value-type="float">
            <text:p>7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90" calcext:value-type="float">
            <text:p>7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10" calcext:value-type="float">
            <text:p>8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09:56:43.045000000</meta:creation-date>
    <dc:date>2019-02-01T10:28:20.695000000</dc:date>
    <meta:editing-duration>PT20M45S</meta:editing-duration>
    <meta:editing-cycles>6</meta:editing-cycles>
    <meta:generator>LibreOffice/5.2.2.2$Windows_x86 LibreOffice_project/8f96e87c890bf8fa77463cd4b640a2312823f3ad</meta:generator>
    <meta:document-statistic meta:table-count="1" meta:cell-count="126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legend chart:legend-position="end" svg:x="-0.21cm" svg:y="0cm" style:legend-expansion="high" chart:style-name="ch2"/>
        <chart:plot-area chart:style-name="ch3" table:cell-range-address="Лист1.B5:Лист1.B17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Лист1.B6:Лист1.B17"/>
          </chart:axis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 LibreOffice_project/8f96e87c890bf8fa77463cd4b640a2312823f3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931cm" svg:height="9.006cm" xlink:href=".." xlink:type="simple" chart:class="chart:bar" chart:style-name="ch1">
        <chart:legend svg:x="-0.001cm" svg:y="0cm" style:legend-expansion="custom" chartooo:width="27.931cm" chartooo:height="9.006cm" style:legend-expansion-aspect-ratio="3.1013768598712" chart:style-name="ch2"/>
        <chart:plot-area chart:style-name="ch3" table:cell-range-address="Лист1.B1:Лист1.C103" chart:data-source-has-labels="column" svg:x="0.558cm" svg:y="0.18cm" svg:width="26.815cm" svg:height="8.646cm">
          <chartooo:coordinate-region svg:x="1.365cm" svg:y="0.18cm" svg:width="25.993cm" svg:height="7.392cm"/>
          <chart:axis chart:dimension="x" chart:name="primary-x" chart:style-name="ch4" chartooo:axis-type="auto">
            <chartooo:date-scale/>
            <chart:categories table:cell-range-address="Лист1.B1:Лист1.B10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C1:Лист1.C103" chart:class="chart:bar">
            <chart:data-point chart:repeated="1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Лист1.B1:Лист1.B103</svg:desc>
                </draw:g>
              </table:table-cell>
              <table:table-cell office:value-type="float" office:value="1">
                <text:p>1</text:p>
                <draw:g>
                  <svg:desc>Лист1.C1:Лист1.C103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 LibreOffice_project/8f96e87c890bf8fa77463cd4b640a2312823f3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